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4.9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15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6.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cm" svg:height="1cm" svg:x="1.5cm" svg:y="1.022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.999cm" svg:height="2.999cm" svg:x="1.501cm" svg:y="3cm">
          <text:p text:style-name="P1"><text:span text:style-name="T1"><text:s text:c="4"/></text:span><text:span text:style-name="T1">Чтение данных </text:span></text:p>
          <text:p text:style-name="P1"><text:span text:style-name="T1">из файла в </text:span></text:p>
          <text:p text:style-name="P1"><text:span text:style-name="T1">переменную f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6cm" svg:height="1cm" svg:x="1.5cm" svg:y="27.1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.5cm" svg:y1="2.022cm" svg:x2="4.501cm" svg:y2="3cm" draw:start-shape="id1" draw:start-glue-point="6" draw:end-shape="id2" draw:end-glue-point="5" svg:d="M4500 2022v489h1v489" svg:viewBox="0 0 2 979">
          <text:p/>
        </draw:connector>
        <draw:custom-shape draw:style-name="gr4" draw:text-style-name="P2" xml:id="id3" draw:id="id3" draw:layer="layout" svg:width="6cm" svg:height="2cm" svg:x="1.5cm" svg:y="14.5cm">
          <text:p text:style-name="P1">t[0] =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4.5cm" svg:y1="16.5cm" svg:x2="4.5cm" svg:y2="27.1cm" draw:start-shape="id3" draw:start-glue-point="6" draw:end-shape="id4" draw:end-glue-point="4" svg:d="M4500 16500v10600" svg:viewBox="0 0 1 10601">
          <text:p/>
        </draw:connector>
        <draw:custom-shape draw:style-name="gr6" draw:text-style-name="P2" xml:id="id5" draw:id="id5" draw:layer="layout" svg:width="7cm" svg:height="3cm" svg:x="1cm" svg:y="6.999cm">
          <text:p text:style-name="P1"><text:span text:style-name="T2">fin = list(fin)</text:span></text:p>
          <text:p text:style-name="P1"><text:span text:style-name="T2">i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501cm" svg:y1="5.999cm" svg:x2="4.5cm" svg:y2="6.999cm" draw:start-shape="id2" draw:start-glue-point="8" draw:end-shape="id5" draw:end-glue-point="4" svg:d="M4501 5999v500h-1v500" svg:viewBox="0 0 2 1001">
          <text:p/>
        </draw:connector>
        <draw:custom-shape draw:style-name="gr6" draw:text-style-name="P2" xml:id="id6" draw:id="id6" draw:layer="layout" svg:width="7cm" svg:height="3cm" svg:x="11.5cm" svg:y="3.5cm">
          <text:p text:style-name="P1"><text:span text:style-name="T2">polygon1 = [Point(t[j], t[j+1]) </text:span></text:p>
          <text:p text:style-name="P1"><text:span text:style-name="T2">for j in range(1, 2*t[0] + 1, 2)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line-skew="0.899cm -0.499cm" svg:x1="7.5cm" svg:y1="15.5cm" svg:x2="15cm" svg:y2="3.5cm" draw:start-shape="id3" draw:start-glue-point="7" draw:end-shape="id6" draw:end-glue-point="4" svg:d="M7500 15500h2900v-13000h4600v1000" svg:viewBox="0 0 7501 13001">
          <text:p/>
        </draw:connector>
        <draw:custom-shape draw:style-name="gr6" draw:text-style-name="P2" xml:id="id7" draw:id="id7" draw:layer="layout" svg:width="7cm" svg:height="3cm" svg:x="11.5cm" svg:y="7.5cm">
          <text:p text:style-name="P5"><text:span text:style-name="T2">t = list(map(int ,</text:span></text:p>
          <text:p text:style-name="P1"><text:span text:style-name="T2">fin[i+1].split()))</text:span></text:p>
          <text:p text:style-name="P1"><text:span text:style-name="T2">polygon2 = [Point(t[j], t[j+1])</text:span></text:p>
          <text:p text:style-name="P1"><text:span text:style-name="T2"><text:s/></text:span><text:span text:style-name="T2">for j in range(1, 2*t[0] + 1, 2)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5cm" svg:y1="6.5cm" svg:x2="15cm" svg:y2="7.5cm" draw:start-shape="id6" draw:start-glue-point="6" draw:end-shape="id7" draw:end-glue-point="4" svg:d="M15000 6500v1000" svg:viewBox="0 0 1 1001">
          <text:p/>
        </draw:connector>
        <draw:custom-shape draw:style-name="gr6" draw:text-style-name="P2" xml:id="id8" draw:id="id8" draw:layer="layout" svg:width="7cm" svg:height="3cm" svg:x="11.5cm" svg:y="11.5cm">
          <text:p text:style-name="P1"><text:span text:style-name="T2">totalSquare = Сумма </text:span></text:p>
          <text:p text:style-name="P1"><text:span text:style-name="T2">полных площадей</text:span></text:p>
          <text:p text:style-name="P1"><text:span text:style-name="T2">многоугольников</text:span></text:p>
          <text:p text:style-name="P1"><text:span text:style-name="T2">i +=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9" draw:id="id9" draw:layer="layout" svg:width="7cm" svg:height="3cm" svg:x="5.5cm" svg:y="17.825cm">
          <text:p text:style-name="P1"><text:span text:style-name="T2">interseption = список</text:span></text:p>
          <text:p text:style-name="P1"><text:span text:style-name="T2">вершин <text:s/>многоугольника</text:span></text:p>
          <text:p text:style-name="P1"><text:span text:style-name="T2">пересечения заданных</text:span></text:p>
          <text:p text:style-name="P1"><text:span text:style-name="T2">многоугольник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5cm" svg:y1="10.5cm" svg:x2="15cm" svg:y2="11.5cm" draw:start-shape="id7" draw:start-glue-point="6" draw:end-shape="id8" draw:end-glue-point="4" svg:d="M15000 10500v1000" svg:viewBox="0 0 1 1001">
          <text:p/>
        </draw:connector>
        <draw:custom-shape draw:style-name="gr6" draw:text-style-name="P2" xml:id="id10" draw:id="id10" draw:layer="layout" svg:width="7cm" svg:height="3cm" svg:x="5.5cm" svg:y="21.825cm">
          <text:p text:style-name="P1"><text:span text:style-name="T2">intersectionSquare = </text:span></text:p>
          <text:p text:style-name="P1"><text:span text:style-name="T2">площадь многоугольника</text:span></text:p>
          <text:p text:style-name="P1"><text:span text:style-name="T2">заданного вершинами</text:span></text:p>
          <text:p text:style-name="P1"><text:span text:style-name="T2">из interse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9cm" svg:y1="20.825cm" svg:x2="9cm" svg:y2="21.825cm" draw:start-shape="id9" draw:start-glue-point="6" draw:end-shape="id10" draw:end-glue-point="4" svg:d="M9000 20825v1000" svg:viewBox="0 0 1 1001">
          <text:p/>
        </draw:connector>
        <draw:connector draw:style-name="gr5" draw:text-style-name="P4" draw:layer="layout" draw:line-skew="0.337cm" svg:x1="15cm" svg:y1="14.5cm" svg:x2="9cm" svg:y2="17.825cm" draw:start-shape="id8" draw:start-glue-point="6" draw:end-shape="id9" draw:end-glue-point="4" svg:d="M15000 14500v2000h-6000v1325" svg:viewBox="0 0 6001 3326">
          <text:p/>
        </draw:connector>
        <draw:connector draw:style-name="gr5" draw:text-style-name="P4" xml:id="id13" draw:id="id13" draw:layer="layout" draw:line-skew="-4.711cm" svg:x1="19.519cm" svg:y1="1.498cm" svg:x2="8cm" svg:y2="12.3cm" draw:end-shape="id11" draw:end-glue-point="7" svg:d="M19519 1498h-10219v10802h-1300" svg:viewBox="0 0 11520 10803">
          <text:p/>
        </draw:connector>
        <draw:custom-shape draw:style-name="gr2" draw:text-style-name="P2" xml:id="id12" draw:id="id12" draw:layer="layout" svg:width="5.999cm" svg:height="2.999cm" svg:x="12.5cm" svg:y="24.501cm">
          <text:p text:style-name="P1"><text:span text:style-name="T1">Вывод </text:span></text:p>
          <text:p text:style-name="P1"><text:span text:style-name="T1">значения </text:span></text:p>
          <text:p text:style-name="P1"><text:span text:style-name="T1">искомой площади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9cm" svg:y1="24.825cm" svg:x2="13.1cm" svg:y2="26.001cm" draw:start-shape="id10" draw:start-glue-point="6" draw:end-shape="id12" draw:end-glue-point="6" svg:d="M9000 24825v1176h4100" svg:viewBox="0 0 4101 1177">
          <text:p/>
        </draw:connector>
        <draw:connector draw:style-name="gr3" draw:text-style-name="P3" draw:layer="layout" svg:x1="17.888cm" svg:y1="26.001cm" svg:x2="19.519cm" svg:y2="1.498cm" draw:start-shape="id12" draw:start-glue-point="9" draw:end-shape="id13" draw:end-glue-point="2" svg:d="M17888 26001h2132v-24503h-501" svg:viewBox="0 0 2133 24504">
          <text:p/>
        </draw:connector>
        <draw:custom-shape draw:style-name="gr6" draw:text-style-name="P2" xml:id="id11" draw:id="id11" draw:layer="layout" svg:width="7cm" svg:height="3cm" svg:x="1cm" svg:y="10.8cm">
          <text:p text:style-name="P1"><text:span text:style-name="T2">t = list(map(int , fin[i].split()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5cm" svg:y1="9.999cm" svg:x2="4.5cm" svg:y2="10.8cm" draw:start-shape="id5" draw:start-glue-point="6" draw:end-shape="id11" draw:end-glue-point="4" svg:d="M4500 9999v801" svg:viewBox="0 0 1 802">
          <text:p/>
        </draw:connector>
        <draw:connector draw:style-name="gr3" draw:text-style-name="P3" draw:layer="layout" svg:x1="4.5cm" svg:y1="13.8cm" svg:x2="4.5cm" svg:y2="14.5cm" draw:start-shape="id11" draw:start-glue-point="6" draw:end-shape="id3" draw:end-glue-point="4" svg:d="M4500 13800v700" svg:viewBox="0 0 1 701">
          <text:p/>
        </draw:connector>
        <draw:frame draw:style-name="gr8" draw:text-style-name="P6" draw:layer="layout" svg:width="1.593cm" svg:height="0.962cm" svg:x="7.207cm" svg:y="14.56cm">
          <draw:text-box>
            <text:p>Нет</text:p>
          </draw:text-box>
        </draw:frame>
        <draw:frame draw:style-name="gr9" draw:text-style-name="P6" draw:layer="layout" svg:width="1.5cm" svg:height="1cm" svg:x="2.9cm" svg:y="16.5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8T16:25:13.029000000</meta:creation-date>
    <dc:date>2019-11-19T21:19:16.291000000</dc:date>
    <meta:editing-duration>PT10H14M37S</meta:editing-duration>
    <meta:editing-cycles>94</meta:editing-cycles>
    <meta:generator>LibreOffice/6.3.1.2$Windows_x86 LibreOffice_project/b79626edf0065ac373bd1df5c28bd630b4424273</meta:generator>
    <meta:document-statistic meta:object-count="27"/>
  </office:meta>
</office:document-meta>
</file>